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rmodinâmica e Mecânica Estatística</text:p>
      <text:p text:style-name="P2"/>
      <text:p text:style-name="Standard"><text:span text:style-name="T1">Departamento:</text:span> <text:s/>Física e Biofísica</text:p>
      <text:p text:style-name="Standard"><text:span text:style-name="T1">Professor:</text:span> Ney Lemke</text:p>
      <text:p text:style-name="Standard"><text:span text:style-name="T1">Curso: </text:span>Física Médica</text:p>
      <text:p text:style-name="Standard"/>
      <text:p text:style-name="Standard"><draw:frame draw:style-name="fr1" draw:name="Object1" text:anchor-type="paragraph" svg:x="0.1339in" svg:y="0.139in" svg:width="6.1484in" svg:height="6.016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30"/><text:tab/><text:tab/><text:tab/> <text:s text:c="46"/>____________________</text:p>
      <text:p text:style-name="Standard"><text:s/></text:p>
      <text:p text:style-name="Standard"><text:s text:c="110"/>Prof. Dr. Ney Lem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lemke</meta:initial-creator>
    <meta:creation-date>2006-12-04T15:06:17</meta:creation-date>
    <dc:date>2009-07-08T09:19:12</dc:date>
    <meta:print-date>2008-12-08T17:49:48</meta:print-date>
    <meta:editing-cycles>7</meta:editing-cycles>
    <meta:editing-duration>PT02H14M48S</meta:editing-duration>
    <meta:document-statistic meta:table-count="0" meta:image-count="0" meta:object-count="1" meta:page-count="1" meta:paragraph-count="7" meta:word-count="19" meta:character-count="3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11in"/>
    </style:style>
    <style:style style:name="co2" style:family="table-column">
      <style:table-column-properties fo:break-before="auto" style:column-width="1.2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Notas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3" office:value-type="string">
            <text:p>Média Final</text:p>
          </table:table-cell>
        </table:table-row>
        <table:table-row table:style-name="ro2">
          <table:table-cell office:value-type="string">
            <text:p>Angelo Govone</text:p>
          </table:table-cell>
          <table:table-cell table:formula="of:=([.#REF!2]+[.#REF!2])/2" office:value-type="float" office:value="0">
            <text:p>#REF!</text:p>
          </table:table-cell>
        </table:table-row>
        <table:table-row table:style-name="ro2">
          <table:table-cell office:value-type="string">
            <text:p>Anna Luiza Borges Oliveira</text:p>
          </table:table-cell>
          <table:table-cell table:formula="of:=([.#REF!3]+[.#REF!3])/2" office:value-type="float" office:value="0">
            <text:p>#REF!</text:p>
          </table:table-cell>
        </table:table-row>
        <table:table-row table:style-name="ro2">
          <table:table-cell office:value-type="string">
            <text:p>Bruna Mascarin Minotti</text:p>
          </table:table-cell>
          <table:table-cell table:formula="of:=([.#REF!4]+[.#REF!4])/2" office:value-type="float" office:value="0">
            <text:p>#REF!</text:p>
          </table:table-cell>
        </table:table-row>
        <table:table-row table:style-name="ro2">
          <table:table-cell office:value-type="string">
            <text:p>Camila Brito de Almeida</text:p>
          </table:table-cell>
          <table:table-cell table:formula="of:=([.#REF!5]+[.#REF!5])/2" office:value-type="float" office:value="0">
            <text:p>#REF!</text:p>
          </table:table-cell>
        </table:table-row>
        <table:table-row table:style-name="ro2">
          <table:table-cell office:value-type="string">
            <text:p>Camila Mayumi Matsubara</text:p>
          </table:table-cell>
          <table:table-cell table:formula="of:=([.#REF!6]+[.#REF!6])/2" office:value-type="float" office:value="0">
            <text:p>#REF!</text:p>
          </table:table-cell>
        </table:table-row>
        <table:table-row table:style-name="ro2">
          <table:table-cell office:value-type="string">
            <text:p>Daniel Bueno Xavier e Silva</text:p>
          </table:table-cell>
          <table:table-cell table:formula="of:=([.#REF!7]+[.#REF!7])/2" office:value-type="float" office:value="0">
            <text:p>#REF!</text:p>
          </table:table-cell>
        </table:table-row>
        <table:table-row table:style-name="ro2">
          <table:table-cell office:value-type="string">
            <text:p>Degliane Brizzi</text:p>
          </table:table-cell>
          <table:table-cell table:formula="of:=([.#REF!8]+[.#REF!8])/2" office:value-type="float" office:value="0">
            <text:p>#REF!</text:p>
          </table:table-cell>
        </table:table-row>
        <table:table-row table:style-name="ro2">
          <table:table-cell office:value-type="string">
            <text:p>Diego Augusto Queijo</text:p>
          </table:table-cell>
          <table:table-cell table:formula="of:=([.#REF!9]+[.#REF!9])/2" office:value-type="float" office:value="0">
            <text:p>#REF!</text:p>
          </table:table-cell>
        </table:table-row>
        <table:table-row table:style-name="ro2">
          <table:table-cell office:value-type="string">
            <text:p>Eduardo Pereira Rodrigues Chaves</text:p>
          </table:table-cell>
          <table:table-cell table:formula="of:=([.#REF!10]+[.#REF!10])/2" office:value-type="float" office:value="0">
            <text:p>#REF!</text:p>
          </table:table-cell>
        </table:table-row>
        <table:table-row table:style-name="ro2">
          <table:table-cell office:value-type="string">
            <text:p>Eduardo Tachlitsky</text:p>
          </table:table-cell>
          <table:table-cell table:formula="of:=([.#REF!11]+[.#REF!11])/2" office:value-type="float" office:value="0">
            <text:p>#REF!</text:p>
          </table:table-cell>
        </table:table-row>
        <table:table-row table:style-name="ro2">
          <table:table-cell office:value-type="string">
            <text:p>Elaine Cristina Godoy Artuzo</text:p>
          </table:table-cell>
          <table:table-cell table:formula="of:=([.#REF!12]+[.#REF!12])/2" office:value-type="float" office:value="0">
            <text:p>#REF!</text:p>
          </table:table-cell>
        </table:table-row>
        <table:table-row table:style-name="ro2">
          <table:table-cell office:value-type="string">
            <text:p>Ellen Geraldo Ganev</text:p>
          </table:table-cell>
          <table:table-cell table:formula="of:=([.#REF!13]+[.#REF!13])/2" office:value-type="float" office:value="0">
            <text:p>#REF!</text:p>
          </table:table-cell>
        </table:table-row>
        <table:table-row table:style-name="ro2">
          <table:table-cell office:value-type="string">
            <text:p>Éric Francisco Scolastici</text:p>
          </table:table-cell>
          <table:table-cell table:formula="of:=([.#REF!14]+[.#REF!14])/2" office:value-type="float" office:value="0">
            <text:p>#REF!</text:p>
          </table:table-cell>
        </table:table-row>
        <table:table-row table:style-name="ro2">
          <table:table-cell office:value-type="string">
            <text:p>Felipe Luis Caravieri</text:p>
          </table:table-cell>
          <table:table-cell table:formula="of:=([.#REF!15]+[.#REF!15])/2" office:value-type="float" office:value="0">
            <text:p>#REF!</text:p>
          </table:table-cell>
        </table:table-row>
        <table:table-row table:style-name="ro2">
          <table:table-cell office:value-type="string">
            <text:p>Giovana Marassi Zamboni</text:p>
          </table:table-cell>
          <table:table-cell table:formula="of:=([.#REF!16]+[.#REF!16])/2" office:value-type="float" office:value="0">
            <text:p>#REF!</text:p>
          </table:table-cell>
        </table:table-row>
        <table:table-row table:style-name="ro2">
          <table:table-cell office:value-type="string">
            <text:p>Gustavo Mendes</text:p>
          </table:table-cell>
          <table:table-cell table:formula="of:=([.#REF!17]+[.#REF!17])/2" office:value-type="float" office:value="0">
            <text:p>#REF!</text:p>
          </table:table-cell>
        </table:table-row>
        <table:table-row table:style-name="ro2">
          <table:table-cell office:value-type="string">
            <text:p>Juliane Soares de Souza</text:p>
          </table:table-cell>
          <table:table-cell table:formula="of:=([.#REF!18]+[.#REF!18])/2" office:value-type="float" office:value="0">
            <text:p>#REF!</text:p>
          </table:table-cell>
        </table:table-row>
        <table:table-row table:style-name="ro2">
          <table:table-cell office:value-type="string">
            <text:p>Laura Maria Costa Olaia</text:p>
          </table:table-cell>
          <table:table-cell table:formula="of:=([.#REF!19]+[.#REF!19])/2" office:value-type="float" office:value="0">
            <text:p>#REF!</text:p>
          </table:table-cell>
        </table:table-row>
        <table:table-row table:style-name="ro2">
          <table:table-cell office:value-type="string">
            <text:p>Lucas Francisco Carmello</text:p>
          </table:table-cell>
          <table:table-cell table:formula="of:=([.#REF!20]+[.#REF!20])/2" office:value-type="float" office:value="0">
            <text:p>#REF!</text:p>
          </table:table-cell>
        </table:table-row>
        <table:table-row table:style-name="ro2">
          <table:table-cell office:value-type="string">
            <text:p>Marcela de Oliveira</text:p>
          </table:table-cell>
          <table:table-cell table:formula="of:=([.#REF!21]+[.#REF!21])/2" office:value-type="float" office:value="0">
            <text:p>#REF!</text:p>
          </table:table-cell>
        </table:table-row>
        <table:table-row table:style-name="ro2">
          <table:table-cell office:value-type="string">
            <text:p>Marcelo Noronha Veloso</text:p>
          </table:table-cell>
          <table:table-cell table:formula="of:=([.#REF!22]+[.#REF!22])/2" office:value-type="float" office:value="0">
            <text:p>#REF!</text:p>
          </table:table-cell>
        </table:table-row>
        <table:table-row table:style-name="ro2">
          <table:table-cell office:value-type="string">
            <text:p>Maria Teresa de Oliveira</text:p>
          </table:table-cell>
          <table:table-cell table:formula="of:=([.#REF!23]+[.#REF!23])/2" office:value-type="float" office:value="0">
            <text:p>#REF!</text:p>
          </table:table-cell>
        </table:table-row>
        <table:table-row table:style-name="ro2">
          <table:table-cell office:value-type="string">
            <text:p>Marília Lisboa de Oliveira</text:p>
          </table:table-cell>
          <table:table-cell table:formula="of:=([.#REF!24]+[.#REF!24])/2" office:value-type="float" office:value="0">
            <text:p>#REF!</text:p>
          </table:table-cell>
        </table:table-row>
        <table:table-row table:style-name="ro2">
          <table:table-cell office:value-type="string">
            <text:p>Marina Campos Castriota</text:p>
          </table:table-cell>
          <table:table-cell table:formula="of:=([.#REF!25]+[.#REF!25])/2" office:value-type="float" office:value="0">
            <text:p>#REF!</text:p>
          </table:table-cell>
        </table:table-row>
        <table:table-row table:style-name="ro3">
          <table:table-cell office:value-type="string">
            <text:p>Monique Costa Prince</text:p>
          </table:table-cell>
          <table:table-cell table:formula="of:=([.#REF!26]+[.#REF!26])/2" office:value-type="float" office:value="0">
            <text:p>#REF!</text:p>
          </table:table-cell>
        </table:table-row>
        <table:table-row table:style-name="ro2">
          <table:table-cell office:value-type="string">
            <text:p>Natalia Sáto Minari</text:p>
          </table:table-cell>
          <table:table-cell table:formula="of:=([.#REF!27]+[.#REF!27])/2" office:value-type="float" office:value="0">
            <text:p>#REF!</text:p>
          </table:table-cell>
        </table:table-row>
        <table:table-row table:style-name="ro2">
          <table:table-cell office:value-type="string">
            <text:p>Nayana Miranda Santos</text:p>
          </table:table-cell>
          <table:table-cell table:formula="of:=([.#REF!28]+[.#REF!28])/2" office:value-type="float" office:value="0">
            <text:p>#REF!</text:p>
          </table:table-cell>
        </table:table-row>
        <table:table-row table:style-name="ro2">
          <table:table-cell office:value-type="string">
            <text:p>Pasqual Barretti Júnior</text:p>
          </table:table-cell>
          <table:table-cell table:formula="of:=([.#REF!29]+[.#REF!29])/2" office:value-type="float" office:value="0">
            <text:p>#REF!</text:p>
          </table:table-cell>
        </table:table-row>
        <table:table-row table:style-name="ro3">
          <table:table-cell office:value-type="string">
            <text:p>Paulo Lazaro Garcia</text:p>
          </table:table-cell>
          <table:table-cell table:formula="of:=([.#REF!30]+[.#REF!30])/2" office:value-type="float" office:value="0">
            <text:p>#REF!</text:p>
          </table:table-cell>
        </table:table-row>
        <table:table-row table:style-name="ro2">
          <table:table-cell office:value-type="string">
            <text:p>Pedro Contino da Silva Costa</text:p>
          </table:table-cell>
          <table:table-cell table:formula="of:=([.#REF!31]+[.#REF!31])/2" office:value-type="float" office:value="0">
            <text:p>#REF!</text:p>
          </table:table-cell>
        </table:table-row>
        <table:table-row table:style-name="ro2">
          <table:table-cell office:value-type="string">
            <text:p>Pedro Ernesto Tavares Leão</text:p>
          </table:table-cell>
          <table:table-cell table:formula="of:=([.#REF!32]+[.#REF!32])/2" office:value-type="float" office:value="0">
            <text:p>#REF!</text:p>
          </table:table-cell>
        </table:table-row>
        <table:table-row table:style-name="ro2">
          <table:table-cell office:value-type="string">
            <text:p>Rafael Augusto Medeiros</text:p>
          </table:table-cell>
          <table:table-cell table:formula="of:=([.#REF!33]+[.#REF!33])/2" office:value-type="float" office:value="0">
            <text:p>#REF!</text:p>
          </table:table-cell>
        </table:table-row>
        <table:table-row table:style-name="ro2">
          <table:table-cell office:value-type="string">
            <text:p>Rafael Gobbis Soeiro Emiliano</text:p>
          </table:table-cell>
          <table:table-cell table:formula="of:=([.#REF!34]+[.#REF!34])/2" office:value-type="float" office:value="0">
            <text:p>#REF!</text:p>
          </table:table-cell>
        </table:table-row>
        <table:table-row table:style-name="ro2">
          <table:table-cell office:value-type="string">
            <text:p>Ralph Pinotti Leite</text:p>
          </table:table-cell>
          <table:table-cell table:formula="of:=([.#REF!35]+[.#REF!35])/2" office:value-type="float" office:value="0">
            <text:p>#REF!</text:p>
          </table:table-cell>
        </table:table-row>
        <table:table-row table:style-name="ro2">
          <table:table-cell office:value-type="string">
            <text:p>Régis Ayres Stavarengo</text:p>
          </table:table-cell>
          <table:table-cell table:formula="of:=([.#REF!36]+[.#REF!36])/2" office:value-type="float" office:value="0">
            <text:p>#REF!</text:p>
          </table:table-cell>
        </table:table-row>
        <table:table-row table:style-name="ro2">
          <table:table-cell office:value-type="string">
            <text:p>Renato Bocamino Doro</text:p>
          </table:table-cell>
          <table:table-cell table:formula="of:=([.#REF!37]+[.#REF!37])/2" office:value-type="float" office:value="0">
            <text:p>#REF!</text:p>
          </table:table-cell>
        </table:table-row>
        <table:table-row table:style-name="ro2">
          <table:table-cell office:value-type="string">
            <text:p>Rodrigo Sánchez Giarola</text:p>
          </table:table-cell>
          <table:table-cell table:formula="of:=([.#REF!38]+[.#REF!38])/2" office:value-type="float" office:value="0">
            <text:p>#REF!</text:p>
          </table:table-cell>
        </table:table-row>
        <table:table-row table:style-name="ro2">
          <table:table-cell office:value-type="string">
            <text:p>Rosemary Freitas de Sousa</text:p>
          </table:table-cell>
          <table:table-cell table:formula="of:=([.#REF!39]+[.#REF!39])/2" office:value-type="float" office:value="0">
            <text:p>#REF!</text:p>
          </table:table-cell>
        </table:table-row>
        <table:table-row table:style-name="ro2">
          <table:table-cell office:value-type="string">
            <text:p>Tamara Haramita</text:p>
          </table:table-cell>
          <table:table-cell table:formula="of:=([.#REF!40]+[.#REF!40])/2" office:value-type="float" office:value="0">
            <text:p>#REF!</text:p>
          </table:table-cell>
        </table:table-row>
        <table:table-row table:style-name="ro2">
          <table:table-cell office:value-type="string">
            <text:p>Thiago dos Santos Pinto</text:p>
          </table:table-cell>
          <table:table-cell table:formula="of:=([.#REF!41]+[.#REF!41])/2" office:value-type="float" office:value="0">
            <text:p>#REF!</text:p>
          </table:table-cell>
        </table:table-row>
        <table:table-row table:style-name="ro2">
          <table:table-cell office:value-type="string">
            <text:p>Tiago Batista de Oliveira</text:p>
          </table:table-cell>
          <table:table-cell table:formula="of:=([.#REF!42]+[.#REF!42])/2" office:value-type="float" office:value="0">
            <text:p>#REF!</text:p>
          </table:table-cell>
        </table:table-row>
        <table:table-row table:style-name="ro2">
          <table:table-cell office:value-type="string">
            <text:p>Victor Augusto Bertotti Ribeiro</text:p>
          </table:table-cell>
          <table:table-cell table:formula="of:=([.#REF!43]+[.#REF!43])/2" office:value-type="float" office:value="0">
            <text:p>#REF!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DejaVu Sans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4600a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7">07/07/2009</text:date>, <text:time>14:5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